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B" style:family="table-column">
      <style:table-column-properties style:column-width="8.79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B2" style:family="table-cell">
      <style:table-cell-properties fo:padding="0.097cm" fo:border-left="0.05pt solid #000000" fo:border-right="0.05pt solid #000000" fo:border-top="none" fo:border-bottom="none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size="14pt" fo:font-weight="bold" officeooo:rsid="000094fe" officeooo:paragraph-rsid="000094f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egoe UI" fo:font-weight="normal" officeooo:rsid="000094fe" officeooo:paragraph-rsid="000094fe" style:font-weight-asian="normal" style:font-weight-complex="normal"/>
    </style:style>
    <style:style style:name="P3" style:family="paragraph" style:parent-style-name="Standard">
      <style:text-properties fo:color="#000000" style:font-name="Segoe UI" fo:font-size="10pt" fo:font-style="normal" fo:font-weight="normal" officeooo:rsid="000094fe" officeooo:paragraph-rsid="000094fe" style:font-size-asian="12pt" style:font-style-asian="normal" style:font-weight-asian="normal" style:font-style-complex="normal" style:font-weight-complex="bold"/>
    </style:style>
    <style:style style:name="P4" style:family="paragraph" style:parent-style-name="Standard">
      <style:text-properties fo:color="#000000" style:font-name="Segoe UI" fo:font-size="10pt" fo:font-style="normal" fo:font-weight="bold" officeooo:rsid="000094fe" officeooo:paragraph-rsid="000094f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style:font-name="Segoe UI" fo:font-size="14pt" fo:font-style="normal" fo:font-weight="bold" officeooo:rsid="000094fe" officeooo:paragraph-rsid="000094f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000000" style:font-name="Segoe UI" fo:font-size="8pt" fo:font-style="normal" fo:font-weight="normal" officeooo:rsid="000094fe" officeooo:paragraph-rsid="00084722" style:font-size-asian="12pt" style:font-style-asian="normal" style:font-weight-asian="normal" style:font-size-complex="14pt" style:font-style-complex="normal" style:font-weight-complex="bold"/>
    </style:style>
    <style:style style:name="P7" style:family="paragraph" style:parent-style-name="Standard">
      <style:text-properties fo:color="#000000" style:font-name="Segoe UI" fo:font-size="8pt" fo:font-style="normal" fo:font-weight="normal" officeooo:rsid="00016e3b" officeooo:paragraph-rsid="0005b7e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fo:font-size="8pt" fo:font-weight="normal" officeooo:rsid="00016e3b" officeooo:paragraph-rsid="00084722" style:font-size-asian="8pt" style:font-weight-asian="normal" style:font-size-complex="8pt" style:font-weight-complex="normal"/>
    </style:style>
    <style:style style:name="P9" style:family="paragraph" style:parent-style-name="Standard">
      <style:text-properties fo:font-size="8pt" officeooo:paragraph-rsid="0005b7e8"/>
    </style:style>
    <style:style style:name="P10" style:family="paragraph" style:parent-style-name="Standard" style:list-style-name="L1">
      <style:text-properties officeooo:paragraph-rsid="000094fe"/>
    </style:style>
    <style:style style:name="P11" style:family="paragraph" style:parent-style-name="Standard" style:list-style-name="L1">
      <style:text-properties officeooo:rsid="0003d9d5" officeooo:paragraph-rsid="0003d9d5"/>
    </style:style>
    <style:style style:name="P12" style:family="paragraph" style:parent-style-name="Standard" style:list-style-name="L1">
      <style:text-properties officeooo:rsid="000094fe" officeooo:paragraph-rsid="000094fe"/>
    </style:style>
    <style:style style:name="P13" style:family="paragraph" style:parent-style-name="Standard" style:list-style-name="L1">
      <style:text-properties fo:color="#000000" style:font-name="Segoe UI" fo:font-size="10pt" fo:font-style="normal" fo:font-weight="normal" officeooo:rsid="000094fe" officeooo:paragraph-rsid="000094fe" style:font-size-asian="12pt" style:font-style-asian="normal" style:font-weight-asian="normal" style:font-style-complex="normal" style:font-weight-complex="bold"/>
    </style:style>
    <style:style style:name="P14" style:family="paragraph" style:parent-style-name="Standard" style:list-style-name="L2">
      <style:text-properties fo:color="#000000" style:font-name="Segoe UI" fo:font-size="10pt" fo:font-style="normal" fo:font-weight="normal" officeooo:rsid="00016e3b" officeooo:paragraph-rsid="00016e3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000000" style:font-name="Segoe UI" fo:font-size="10pt" fo:font-style="normal" fo:font-weight="normal" officeooo:rsid="0002b276" officeooo:paragraph-rsid="0002b27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text-properties fo:color="#000000" style:font-name="Segoe UI" fo:font-size="10pt" fo:font-style="italic" fo:font-weight="normal" officeooo:rsid="00016e3b" officeooo:paragraph-rsid="00016e3b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fo:color="#000000" style:font-name="Segoe UI" fo:font-size="12pt" fo:font-style="normal" fo:font-weight="bold" officeooo:rsid="00063d7b" officeooo:paragraph-rsid="00063d7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style:font-name="Segoe UI" fo:font-size="8pt" fo:font-style="normal" fo:font-weight="bold" officeooo:rsid="00063d7b" officeooo:paragraph-rsid="00063d7b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Standard">
      <style:text-properties fo:color="#000000" style:font-name="Segoe UI" fo:font-size="8pt" fo:font-style="normal" fo:font-weight="normal" officeooo:rsid="00016e3b" officeooo:paragraph-rsid="00084722" fo:background-color="#fff200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fo:color="#000000" style:font-name="Segoe UI" fo:font-size="8pt" fo:font-style="normal" fo:font-weight="normal" officeooo:rsid="000094fe" officeooo:paragraph-rsid="00084722" style:font-size-asian="12pt" style:font-style-asian="normal" style:font-weight-asian="normal" style:font-style-complex="normal" style:font-weight-complex="bold"/>
    </style:style>
    <style:style style:name="P21" style:family="paragraph" style:parent-style-name="Standard" style:list-style-name="L2">
      <style:text-properties fo:color="#000000" style:font-name="Segoe UI" fo:font-size="8pt" fo:font-style="normal" fo:font-weight="normal" officeooo:rsid="000094fe" officeooo:paragraph-rsid="000cdfb4" style:font-size-asian="12pt" style:font-style-asian="normal" style:font-weight-asian="normal" style:font-style-complex="normal" style:font-weight-complex="bold"/>
    </style:style>
    <style:style style:name="P22" style:family="paragraph" style:parent-style-name="Standard" style:list-style-name="L2">
      <style:text-properties fo:color="#000000" style:font-name="Segoe UI" fo:font-size="8pt" fo:font-style="normal" fo:font-weight="normal" officeooo:rsid="000094fe" officeooo:paragraph-rsid="00084cda" style:font-size-asian="12pt" style:font-style-asian="normal" style:font-weight-asian="normal" style:font-size-complex="14pt" style:font-style-complex="normal" style:font-weight-complex="bold"/>
    </style:style>
    <style:style style:name="P23" style:family="paragraph" style:parent-style-name="Standard" style:list-style-name="L2">
      <style:text-properties fo:color="#000000" style:font-name="Segoe UI" fo:font-size="8pt" fo:font-style="normal" fo:font-weight="normal" officeooo:rsid="000094fe" officeooo:paragraph-rsid="000cdfb4" style:font-size-asian="12pt" style:font-style-asian="normal" style:font-weight-asian="normal" style:font-size-complex="14pt" style:font-style-complex="normal" style:font-weight-complex="bold"/>
    </style:style>
    <style:style style:name="P24" style:family="paragraph" style:parent-style-name="Standard" style:list-style-name="L2">
      <style:text-properties fo:color="#000000" style:font-name="Segoe UI" fo:font-size="8pt" fo:font-style="normal" fo:font-weight="normal" officeooo:rsid="000094fe" officeooo:paragraph-rsid="00104c23" style:font-size-asian="12pt" style:font-style-asian="normal" style:font-weight-asian="normal" style:font-size-complex="14pt" style:font-style-complex="normal" style:font-weight-complex="bold"/>
    </style:style>
    <style:style style:name="P25" style:family="paragraph" style:parent-style-name="Standard">
      <style:text-properties fo:color="#000000" style:font-name="Segoe UI" fo:font-size="8pt" fo:font-style="normal" fo:font-weight="normal" officeooo:rsid="00016e3b" officeooo:paragraph-rsid="00084722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 style:list-style-name="L2">
      <style:text-properties fo:color="#000000" style:font-name="Segoe UI" fo:font-size="8pt" fo:font-style="normal" fo:font-weight="normal" officeooo:rsid="0002b276" officeooo:paragraph-rsid="00084722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 style:list-style-name="L2">
      <style:text-properties fo:color="#000000" style:font-name="Segoe UI" fo:font-size="8pt" fo:font-style="normal" fo:font-weight="normal" officeooo:rsid="0002b276" officeooo:paragraph-rsid="000cdfb4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 style:list-style-name="L2">
      <style:text-properties fo:font-size="10pt" fo:font-weight="normal" officeooo:rsid="00016e3b" officeooo:paragraph-rsid="00016e3b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text-properties fo:font-size="10pt" fo:font-style="italic" fo:font-weight="normal" officeooo:rsid="00016e3b" officeooo:paragraph-rsid="00016e3b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 style:list-style-name="L2">
      <style:text-properties fo:font-size="10pt" fo:font-style="italic" fo:font-weight="normal" officeooo:rsid="0002b276" officeooo:paragraph-rsid="0002b276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 style:list-style-name="L3">
      <style:text-properties fo:font-size="8pt" fo:font-style="italic" fo:font-weight="normal" officeooo:rsid="00066ae0" officeooo:paragraph-rsid="00066ae0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 style:list-style-name="L2">
      <style:text-properties fo:font-size="8pt" fo:font-style="italic" fo:font-weight="normal" officeooo:rsid="0002b276" officeooo:paragraph-rsid="00084cda" style:font-size-asian="8pt" style:font-style-asian="italic" style:font-weight-asian="normal" style:font-size-complex="8pt" style:font-style-complex="italic" style:font-weight-complex="normal"/>
    </style:style>
    <style:style style:name="P33" style:family="paragraph" style:parent-style-name="Standard" style:list-style-name="L2">
      <style:text-properties fo:font-size="8pt" fo:font-style="italic" fo:font-weight="normal" officeooo:rsid="0002b276" officeooo:paragraph-rsid="000cdfb4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 style:list-style-name="L2">
      <style:text-properties fo:font-size="8pt" officeooo:rsid="000094fe" officeooo:paragraph-rsid="00084cda"/>
    </style:style>
    <style:style style:name="P35" style:family="paragraph" style:parent-style-name="Standard" style:list-style-name="L2">
      <style:text-properties fo:font-size="8pt" officeooo:rsid="000094fe" officeooo:paragraph-rsid="000cdfb4"/>
    </style:style>
    <style:style style:name="P36" style:family="paragraph" style:parent-style-name="Standard" style:list-style-name="L2">
      <style:text-properties fo:font-size="8pt" officeooo:rsid="000094fe" officeooo:paragraph-rsid="000e7d40"/>
    </style:style>
    <style:style style:name="P37" style:family="paragraph" style:parent-style-name="Standard" style:list-style-name="L2">
      <style:text-properties fo:font-size="8pt" officeooo:rsid="0003d9d5" officeooo:paragraph-rsid="00084cda"/>
    </style:style>
    <style:style style:name="P38" style:family="paragraph" style:parent-style-name="Standard" style:list-style-name="L2">
      <style:text-properties fo:font-size="8pt" officeooo:rsid="00104c23" officeooo:paragraph-rsid="00104c23"/>
    </style:style>
    <style:style style:name="T1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/>
    </style:style>
    <style:style style:name="T2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 style:font-weight-complex="bold"/>
    </style:style>
    <style:style style:name="T3" style:family="text">
      <style:text-properties fo:color="#000000" style:font-name="Segoe UI" fo:font-size="10pt" fo:font-style="normal" fo:font-weight="normal" officeooo:rsid="000094fe" style:font-size-asian="12pt" style:font-style-asian="normal" style:font-weight-asian="normal" style:font-style-complex="normal" style:font-weight-complex="bold"/>
    </style:style>
    <style:style style:name="T4" style:family="text">
      <style:text-properties fo:color="#000000" style:font-name="Segoe UI" fo:font-size="10pt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5" style:family="text">
      <style:text-properties fo:color="#000000" style:font-name="Segoe UI" fo:font-size="10pt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6" style:family="text">
      <style:text-properties fo:color="#000000" style:font-name="Segoe UI" fo:font-style="normal" style:font-style-asian="normal" style:font-style-complex="normal"/>
    </style:style>
    <style:style style:name="T7" style:family="text">
      <style:text-properties fo:color="#000000" style:font-name="Segoe UI" fo:font-style="normal" officeooo:rsid="00084cda" style:font-style-asian="normal" style:font-style-complex="normal"/>
    </style:style>
    <style:style style:name="T8" style:family="text">
      <style:text-properties fo:color="#000000" style:font-name="Segoe UI" fo:font-style="normal" officeooo:rsid="000cdfb4" style:font-style-asian="normal" style:font-style-complex="normal"/>
    </style:style>
    <style:style style:name="T9" style:family="text">
      <style:text-properties fo:color="#000000" style:font-name="Segoe UI" fo:font-style="normal" fo:background-color="#fff200" loext:char-shading-value="0" style:font-style-asian="normal" style:font-style-complex="normal"/>
    </style:style>
    <style:style style:name="T10" style:family="text">
      <style:text-properties fo:color="#000000" style:font-name="Segoe UI" fo:font-style="normal" officeooo:rsid="00084cda" fo:background-color="#fff200" loext:char-shading-value="0" style:font-style-asian="normal" style:font-style-complex="normal"/>
    </style:style>
    <style:style style:name="T11" style:family="text">
      <style:text-properties fo:color="#000000" style:font-name="Segoe UI" fo:font-style="normal" fo:font-weight="normal" style:font-size-asian="12pt" style:font-style-asian="normal" style:font-weight-asian="normal" style:font-style-complex="normal"/>
    </style:style>
    <style:style style:name="T12" style:family="text">
      <style:text-properties fo:color="#000000" style:font-name="Segoe UI" fo:font-style="normal" fo:font-weight="normal" style:font-size-asian="12pt" style:font-style-asian="normal" style:font-weight-asian="normal" style:font-style-complex="normal" style:font-weight-complex="bold"/>
    </style:style>
    <style:style style:name="T13" style:family="text">
      <style:text-properties fo:color="#000000" style:font-name="Segoe UI" fo:font-style="normal" fo:font-weight="normal" officeooo:rsid="000094fe" style:font-size-asian="12pt" style:font-style-asian="normal" style:font-weight-asian="normal" style:font-style-complex="normal" style:font-weight-complex="bold"/>
    </style:style>
    <style:style style:name="T14" style:family="text">
      <style:text-properties fo:color="#000000" style:font-name="Segoe UI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15" style:family="text">
      <style:text-properties fo:color="#000000" style:font-name="Segoe UI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16" style:family="text">
      <style:text-properties fo:color="#000000" style:font-name="Segoe UI" fo:font-style="normal" fo:font-weight="normal" officeooo:rsid="00084cda" fo:background-color="#fff200" loext:char-shading-value="0" style:font-size-asian="12pt" style:font-style-asian="normal" style:font-weight-asian="normal" style:font-style-complex="normal" style:font-weight-complex="bold"/>
    </style:style>
    <style:style style:name="T17" style:family="text">
      <style:text-properties fo:color="#000000" style:font-name="Segoe UI" fo:font-style="normal" fo:font-weight="normal" officeooo:rsid="000e7d40" fo:background-color="#fff200" loext:char-shading-value="0" style:font-size-asian="12pt" style:font-style-asian="normal" style:font-weight-asian="normal" style:font-style-complex="normal" style:font-weight-complex="bold"/>
    </style:style>
    <style:style style:name="T18" style:family="text">
      <style:text-properties fo:color="#000000" style:font-name="Segoe UI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19" style:family="text">
      <style:text-properties style:font-name="Segoe UI" fo:font-size="10pt" fo:font-weight="normal" officeooo:rsid="000094fe" style:font-weight-asian="normal" style:font-weight-complex="normal"/>
    </style:style>
    <style:style style:name="T20" style:family="text">
      <style:text-properties style:font-name="Segoe UI" fo:font-weight="normal" officeooo:rsid="000094fe" style:font-weight-asian="normal" style:font-weight-complex="normal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0094fe" fo:background-color="#fff200" loext:char-shading-value="0"/>
    </style:style>
    <style:style style:name="T23" style:family="text">
      <style:text-properties officeooo:rsid="00084cda" fo:background-color="#fff200" loext:char-shading-value="0"/>
    </style:style>
    <style:style style:name="T24" style:family="text">
      <style:text-properties officeooo:rsid="00104c23" fo:background-color="#fff200" loext:char-shading-value="0"/>
    </style:style>
    <style:style style:name="T25" style:family="text">
      <style:text-properties officeooo:rsid="00104c23" fo:background-color="#fff200" loext:char-shading-value="0"/>
    </style:style>
    <style:style style:name="T26" style:family="text">
      <style:text-properties officeooo:rsid="00104c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o utente : Viola</text:p>
      <text:p text:style-name="P2"/>
      <text:list xml:id="list3196140166" text:style-name="L1">
        <text:list-item>
          <text:p text:style-name="P10"><text:span text:style-name="T19">Compila una scheda per un evento, annotando l</text:span><text:span text:style-name="T1">a durata e il numero di servizi richiesti, la data/e, il luogo, il numero previsto di partecipanti, i tipo di servizio </text:span><text:span text:style-name="T3">richiesto, e alcune note sulla tipologia (quanti giorni/servizi, elegante/informale, privato/aziendale)</text:span></text:p>
        </text:list-item>
        <text:list-item>
          <text:p text:style-name="P11"><text:span text:style-name="T5">O</text:span><text:span text:style-name="T4">pzionalmente</text:span><text:span text:style-name="T2"> modifica il numero di partecipanti</text:span></text:p>
        </text:list-item>
        <text:list-item>
          <text:p text:style-name="P12"><text:span text:style-name="T4">Opzionalmente</text:span><text:span text:style-name="T2"> fa pagare una penale al cliente.</text:span></text:p>
        </text:list-item>
        <text:list-item>
          <text:p text:style-name="P13">Decide quale chef si occuperà dell’evento.</text:p>
        </text:list-item>
        <text:list-item>
          <text:p text:style-name="P12"><text:span text:style-name="T2">Decide il personale per i vari servizi, </text:span><text:span text:style-name="T4">opzionalmente</text:span><text:span text:style-name="T2"> specificandone i ruoli.</text:span></text:p>
        </text:list-item>
        <text:list-item>
          <text:p text:style-name="P12"><text:span text:style-name="T4">Opzionalmente</text:span><text:span text:style-name="T2"> rimuove il personale in eccesso</text:span></text:p>
        </text:list-item>
        <text:list-item>
          <text:p text:style-name="P12"><text:span text:style-name="T4">Opzionalmente</text:span><text:span text:style-name="T2"> cancella un evento<text:line-break/></text:span><text:span text:style-name="T4">OPPURE</text:span><text:span text:style-name="T2"> modifica la data di un evento<text:line-break/></text:span><text:span text:style-name="T4">OPPURE</text:span><text:span text:style-name="T2"> modifica un servizio</text:span></text:p>
        </text:list-item>
        <text:list-item>
          <text:p text:style-name="P12"><text:span text:style-name="T4">Opzionalmente</text:span><text:span text:style-name="T2"> fa pagare una penale e o annulla un evento o annulla un servizio</text:span></text:p>
        </text:list-item>
        <text:list-item>
          <text:p text:style-name="P13">Segna delle note riguardanti l’evento, annotando menù, distribuzione del personale ed ulteriori informazioni</text:p>
        </text:list-item>
      </text:list>
      <text:p text:style-name="P3"/>
      <text:p text:style-name="P3"/>
      <text:p text:style-name="P5">Processo utente : Annapaola</text:p>
      <text:p text:style-name="P4"/>
      <text:list xml:id="list2044635083" text:style-name="L2">
        <text:list-item>
          <text:p text:style-name="P14">Verifica lo stato della cucina nei giorni precedenti all’evento</text:p>
        </text:list-item>
        <text:list-item>
          <text:p text:style-name="P28"><text:span text:style-name="T9">Opzionalmente</text:span><text:span text:style-name="T6"> accetta la richiesta per un evento</text:span></text:p>
          <text:p text:style-name="P16">Se ha almeno un evento a cui lavorare prosegue con questo, altrimenti termina</text:p>
        </text:list-item>
        <text:list-item>
          <text:p text:style-name="P14">Sceglie lo chef per l’evento</text:p>
        </text:list-item>
        <text:list-item>
          <text:p text:style-name="P29"><text:span text:style-name="T9">Opzionalmente</text:span><text:span text:style-name="T6"> annota “richieste particolari” riguardanti l’evento</text:span></text:p>
        </text:list-item>
        <text:list-item>
          <text:p text:style-name="P30"><text:span text:style-name="T9">Opzionalmente</text:span><text:span text:style-name="T6"> decide il personale, con rispettivi ruoli, per l’evento</text:span></text:p>
        </text:list-item>
        <text:list-item>
          <text:p text:style-name="P30"><text:span text:style-name="T9">Opzionalmente</text:span><text:span text:style-name="T6"> sceglie la location dell’evento</text:span></text:p>
        </text:list-item>
        <text:list-item>
          <text:p text:style-name="P30"><text:span text:style-name="T9">Opzionalmente</text:span><text:span text:style-name="T6"> segna che un evento è annullato<text:line-break/></text:span><text:span text:style-name="T9">OPPURE</text:span><text:span text:style-name="T6"> segna che un servizio è annullato</text:span></text:p>
          <text:list>
            <text:list-item>
              <text:p text:style-name="P30"><text:span text:style-name="T6">In entrambi i casi libera il personale assegnato a questi ed </text:span><text:span text:style-name="T9">opzionalmente</text:span><text:span text:style-name="T6"> fa pagare una penale al cliente</text:span></text:p>
            </text:list-item>
          </text:list>
        </text:list-item>
      </text:list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Passi addizionali (testo progetto)</text:p>
      <text:list xml:id="list4034870596" text:style-name="L3">
        <text:list-item>
          <text:p text:style-name="P31"><text:span text:style-name="T9">Opzionalmente</text:span><text:span text:style-name="T6"> propone modifiche ai menù</text:span></text:p>
        </text:list-item>
        <text:list-item>
          <text:p text:style-name="P31"><text:bookmark-start text:name="__DdeLink__685_1545584417"/><text:span text:style-name="T9">Opzionalmente</text:span><text:span text:style-name="T6"> approva i menù dello chef</text:span></text:p>
        </text:list-item>
      </text:list>
      <text:p text:style-name="P15"/>
      <text:p text:style-name="P1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<text:span text:style-name="T20">Compila una scheda per un evento, annotando l</text:span><text:span text:style-name="T11">a durata e il numero di servizi richiesti, la data/e, il luogo, il numero previsto di partecipanti, i tipo di servizio </text:span><text:span text:style-name="T13">richiesto, e alcune note sulla tipologia (quanti giorni/servizi, elegante/informale, privato/aziendale)</text:span></text:p>
          </table:table-cell>
          <table:table-cell table:style-name="Tabella1.B1" office:value-type="string">
            <text:p text:style-name="P8"><text:span text:style-name="T10">Opzionalmente</text:span><text:span text:style-name="T7"> consulta il tabellone dei turni per v</text:span><text:span text:style-name="T6">erifica</text:span><text:span text:style-name="T7">re </text:span><text:span text:style-name="T6">lo stato della cucina nei giorni precedenti all’evento</text:span></text:p>
            <text:p text:style-name="P19"/>
            <text:p text:style-name="P8"><text:span text:style-name="T9">Opzionalmente</text:span><text:span text:style-name="T6"> accetta la richiesta per un evento</text:span></text:p>
          </table:table-cell>
        </table:table-row>
        <table:table-row>
          <table:table-cell table:style-name="Tabella1.A2" office:value-type="string">
            <text:p text:style-name="P20">Decide quale chef si occuperà dell’evento.</text:p>
            <text:p text:style-name="P6"/>
          </table:table-cell>
          <table:table-cell table:style-name="Tabella1.B2" office:value-type="string">
            <text:p text:style-name="P25">Sceglie lo chef per l’evento</text:p>
          </table:table-cell>
        </table:table-row>
        <table:table-row>
          <table:table-cell table:style-name="Tabella1.A2" office:value-type="string">
            <text:list xml:id="list175059446823893" text:continue-list="list2044635083" text:style-name="L2">
              <text:list-header>
                <text:p text:style-name="P37"><text:span text:style-name="T15">O</text:span><text:span text:style-name="T14">pzionalmente</text:span><text:span text:style-name="T12"> modifica il numero di partecipanti</text:span></text:p>
                <text:p text:style-name="P34"><text:span text:style-name="T17">OPPURE</text:span><text:span text:style-name="T12"> rimuove il personale in eccesso</text:span></text:p>
                <text:p text:style-name="P36"><text:span text:style-name="T14">OPPURE</text:span><text:span text:style-name="T12"> modifica la data di un evento<text:line-break/></text:span><text:span text:style-name="T14">OPPURE</text:span><text:span text:style-name="T12"> modifica un servizio</text:span></text:p>
                <text:p text:style-name="P38"><text:span text:style-name="T18">OPPURE</text:span><text:span text:style-name="T12"> indica un evento come “teriminato”</text:span></text:p>
              </text:list-header>
              <text:list-item>
                <text:p text:style-name="P24"><text:span text:style-name="T25">OPPURE</text:span><text:span text:style-name="T26"> s</text:span><text:span text:style-name="T12">egna delle note riguardanti l’evento, annotando menù, distribuzione del personale ed ulteriori informazioni</text:span></text:p>
              </text:list-item>
            </text:list>
          </table:table-cell>
          <table:table-cell table:style-name="Tabella1.B2" office:value-type="string">
            <text:list xml:id="list175060182662322" text:continue-numbering="true" text:style-name="L2">
              <text:list-header>
                <text:p text:style-name="P32"><text:span text:style-name="T9">Opzionalmente</text:span><text:span text:style-name="T6"> </text:span><text:span text:style-name="T8">modifica</text:span><text:span text:style-name="T6"> la location dell’evento</text:span></text:p>
              </text:list-header>
            </text:list>
          </table:table-cell>
        </table:table-row>
        <table:table-row>
          <table:table-cell table:style-name="Tabella1.A2" office:value-type="string">
            <text:list xml:id="list175058798107656" text:continue-numbering="true" text:style-name="L2">
              <text:list-header>
                <text:p text:style-name="P21">Decide il personale per i vari servizi, <text:span text:style-name="T21">opzionalmente</text:span> specificandone i ruoli.</text:p>
              </text:list-header>
            </text:list>
          </table:table-cell>
          <table:table-cell table:style-name="Tabella1.B2" office:value-type="string">
            <text:list xml:id="list175060192745538" text:continue-numbering="true" text:style-name="L2">
              <text:list-header>
                <text:p text:style-name="P33"><text:span text:style-name="T9">Opzionalmente</text:span><text:span text:style-name="T6"> decide il personale, con rispettivi ruoli, per l’evento</text:span></text:p>
              </text:list-header>
            </text:list>
          </table:table-cell>
        </table:table-row>
        <table:table-row>
          <table:table-cell table:style-name="Tabella1.A2" office:value-type="string">
            <text:list xml:id="list175058567231483" text:continue-numbering="true" text:style-name="L2">
              <text:list-header>
                <text:p text:style-name="P35"><text:span text:style-name="T14">Opzionalmente</text:span><text:span text:style-name="T12"> cancella un evento</text:span></text:p>
                <text:p text:style-name="P35"><text:span text:style-name="T16">OPPURE</text:span><text:span text:style-name="T12"> annulla un evento</text:span></text:p>
                <text:p text:style-name="P23"><text:span text:style-name="T23">OPPURE</text:span> annulla un servizio</text:p>
              </text:list-header>
            </text:list>
          </table:table-cell>
          <table:table-cell table:style-name="Tabella1.B2" office:value-type="string">
            <text:list xml:id="list175059721346485" text:continue-numbering="true" text:style-name="L2">
              <text:list-header>
                <text:p text:style-name="P33"><text:span text:style-name="T9">Opzionalmente</text:span><text:span text:style-name="T6"> segna che un evento è annullato<text:line-break/></text:span><text:span text:style-name="T9">OPPURE</text:span><text:span text:style-name="T6"> segna che un servizio è annullato</text:span></text:p>
                <text:list>
                  <text:list-item>
                    <text:p text:style-name="P27">In entrambi i casi libera il personale assegnato a questi</text:p>
                  </text:list-item>
                </text:list>
              </text:list-header>
            </text:list>
          </table:table-cell>
        </table:table-row>
        <table:table-row>
          <table:table-cell table:style-name="Tabella1.A2" office:value-type="string">
            <text:list xml:id="list175059693754350" text:continue-numbering="true" text:style-name="L2">
              <text:list-header>
                <text:p text:style-name="P22"/>
              </text:list-header>
            </text:list>
          </table:table-cell>
          <table:table-cell table:style-name="Tabella1.B2" office:value-type="string">
            <text:list xml:id="list175058907248079" text:continue-numbering="true" text:style-name="L2">
              <text:list-header>
                <text:p text:style-name="P26"><text:span text:style-name="T6"/></text:p>
              </text:list-header>
            </text:list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11" office:value-type="string">
            <text:p text:style-name="P9"/>
          </table:table-cell>
          <table:table-cell table:style-name="Tabella1.B11" office:value-type="string">
            <text:p text:style-name="P7"/>
          </table:table-cell>
        </table:table-row>
      </table:table>
      <text:p text:style-name="P15"><text:bookmark-end text:name="__DdeLink__685_15455844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05T17:48:19.794000000</dc:date>
    <meta:editing-duration>PT1H2M5S</meta:editing-duration>
    <meta:editing-cycles>6</meta:editing-cycles>
    <meta:document-statistic meta:table-count="1" meta:image-count="0" meta:object-count="0" meta:page-count="2" meta:paragraph-count="43" meta:word-count="436" meta:character-count="2815" meta:non-whitespace-character-count="2455"/>
  </office:meta>
</office:document-meta>
</file>